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erif" svg:font-family="'Droid Serif'" style:font-family-generic="roman" style:font-pitch="variable"/>
    <style:font-face style:name="Droid Serif1" svg:font-family="'Droid Serif'"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swald" svg:font-family="Oswald" style:font-family-generic="roman" style:font-pitch="variable"/>
    <style:font-face style:name="Oswald1" svg:font-family="Oswal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P1" style:family="paragraph" style:parent-style-name="Heading_20_4">
      <style:paragraph-properties fo:text-align="start" style:justify-single-word="false" fo:break-before="auto" fo:break-after="auto" fo:padding="0cm" fo:border="none"/>
    </style:style>
    <style:style style:name="P2" style:family="paragraph" style:parent-style-name="Heading_20_4">
      <style:paragraph-properties fo:break-before="auto" fo:break-after="auto" fo:padding="0cm" fo:border="none"/>
    </style:style>
    <style:style style:name="P3" style:family="paragraph" style:parent-style-name="Standard">
      <style:paragraph-properties fo:margin-top="0.423cm" fo:margin-bottom="0.423cm" style:contextual-spacing="false" fo:line-height="200%" fo:text-align="center" style:justify-single-word="false"/>
    </style:style>
    <style:style style:name="P4" style:family="paragraph" style:parent-style-name="Heading_20_3">
      <style:paragraph-properties fo:margin-top="0.494cm" fo:margin-bottom="0.141cm" style:contextual-spacing="false" fo:line-height="200%"/>
      <style:text-properties fo:color="#666666" loext:opacity="100%" fo:font-size="17pt" style:font-size-asian="17pt" style:font-size-complex="17pt"/>
    </style:style>
    <style:style style:name="P5" style:family="paragraph" style:parent-style-name="Subtitle" style:master-page-name="First_20_Page">
      <style:paragraph-properties fo:text-align="start" style:justify-single-word="false" style:page-number="auto" fo:break-before="auto" fo:break-after="auto" fo:padding="0cm" fo:border="none"/>
    </style:style>
    <style:style style:name="T1" style:family="text">
      <style:text-properties fo:color="#0000ff" loext:opacity="100%" fo:font-size="42pt" style:font-size-asian="42pt" style:font-size-complex="42pt"/>
    </style:style>
    <style:style style:name="T2"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_dw2dac9r7xzm"/><text:span text:style-name="T1"><text:s text:c="17"/></text:span>ABSTRACT</text:p>
      <text:p text:style-name="P4"><text:bookmark text:name="_o100i5jdiy5a"/>CryptoLedger ExchangeDAPP</text:p>
      <text:p text:style-name="P3">CryptoLedger ExchangeDAPP is a decentralized cryptocurrency trading platform that enhances transparency, security, and user control over digital asset exchanges. Built on the Ethereum blockchain, it enables users to trade tokens, exchange cryptocurrencies for fiat, and track transaction histories seamlessly.</text:p>
      <text:p text:style-name="P3">The <text:span text:style-name="T2">backend</text:span>, powered by Node.js and Express, facilitates secure authentication (JWT, <text:s/>MetaMask), trade execution, and transaction logging. The <text:span text:style-name="T2">frontend</text:span>, built with React.js and Tailwind CSS, offers a user-friendly trading interface with real-time price tracking using Binance API and advanced charting via TradingView. The <text:span text:style-name="T2">smart contracts</text:span>, developed in Solidity, manage token transfers, staking rewards, and a unique <text:span text:style-name="T2">exchange bonus feature</text:span>, allowing the deployer to set custom bonus amounts when users exchange crypto within the DApp.</text:p>
      <text:p text:style-name="P3">Key functionalities include a <text:span text:style-name="T2">crypto-to-fiat exchange system with deployer-defined bonuses</text:span>, <text:span text:style-name="T2">staking mechanisms</text:span>, <text:span text:style-name="T2">referral rewards</text:span>, and <text:span text:style-name="T2">multi-token support</text:span>. By leveraging decentralized technology, CryptoLedger ExchangeDAPP aims to provide a secure, efficient, and scalable solution for modern crypto trad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erif" svg:font-family="'Droid Serif'" style:font-family-generic="roman" style:font-pitch="variable"/>
    <style:font-face style:name="Droid Serif1" svg:font-family="'Droid Serif'"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swald" svg:font-family="Oswald" style:font-family-generic="roman" style:font-pitch="variable"/>
    <style:font-face style:name="Oswald1" svg:font-family="Oswald"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666666" loext:opacity="100%"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color="#666666" loext:opacity="100%"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style:contextual-spacing="false" fo:line-height="130%"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cm" style:contextual-spacing="false" fo:line-height="100%" fo:break-before="auto" fo:break-after="auto"/>
      <style:text-properties fo:color="#b45f06" loext:opacity="100%"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break-before="auto" fo:break-after="auto"/>
      <style:text-properties fo:color="#783f04" loext:opacity="100%" style:font-name="Oswald" fo:font-family="Oswald" style:font-family-generic="roman" style:font-pitch="variable" style:font-name-asian="Oswald1" style:font-family-asian="Oswald" style:font-family-generic-asian="system" style:font-pitch-asian="variable" style:font-name-complex="Oswald1" style:font-family-complex="Oswald" style:font-family-generic-complex="system" style:font-pitch-complex="variable"/>
    </style:style>
    <style:style style:name="Heading_20_3" style:display-name="Heading 3" style:family="paragraph" style:parent-style-name="normal" style:next-style-name="Standard" style:default-outline-level="" style:class="text">
      <style:paragraph-properties fo:line-height="100%" fo:text-align="center" style:justify-single-word="false" fo:break-before="auto" fo:break-after="auto"/>
      <style:text-properties fo:color="#783f04" loext:opacity="100%" fo:font-size="18pt" fo:font-weight="bold" style:font-size-asian="18pt" style:font-weight-asian="bold" style:font-size-complex="18pt"/>
    </style:style>
    <style:style style:name="Heading_20_4" style:display-name="Heading 4" style:family="paragraph" style:parent-style-name="normal" style:next-style-name="Standard" style:default-outline-level="" style:class="text">
      <style:paragraph-properties fo:break-before="auto" fo:break-after="auto"/>
      <style:text-properties style:font-name="Oswald" fo:font-family="Oswald" style:font-family-generic="roman" style:font-pitch="variable" fo:font-size="11pt" style:font-name-asian="Oswald1" style:font-family-asian="Oswald" style:font-family-generic-asian="system" style:font-pitch-asian="variable" style:font-size-asian="11pt" style:font-name-complex="Oswald1" style:font-family-complex="Oswald"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text-align="center" style:justify-single-word="false" fo:break-before="auto" fo:break-after="auto"/>
      <style:text-properties fo:color="#b45f06" loext:opacity="100%" style:font-name="Oswald" fo:font-family="Oswald" style:font-family-generic="roman" style:font-pitch="variable" fo:font-size="42pt" style:font-name-asian="Oswald1" style:font-family-asian="Oswald" style:font-family-generic-asian="system" style:font-pitch-asian="variable" style:font-size-asian="42pt" style:font-name-complex="Oswald1" style:font-family-complex="Oswald"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212cm" fo:margin-bottom="0cm" style:contextual-spacing="false" fo:line-height="100%" fo:text-align="center" style:justify-single-word="false" fo:break-before="auto" fo:break-after="auto"/>
      <style:text-properties fo:font-size="13pt" fo:font-style="italic" style:font-size-asian="13pt" style:font-style-asian="italic" style:font-size-complex="13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4">
      <style:paragraph-properties fo:text-align="start" style:justify-single-word="false" fo:break-before="auto" fo:break-after="auto" fo:padding="0cm" fo:border="none"/>
    </style:style>
    <style:style style:name="MP2" style:family="paragraph" style:parent-style-name="Heading_20_4">
      <style:paragraph-properties fo:break-before="auto" fo:break-after="auto" fo:padding="0cm" fo:border="non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 text:name="_37o5xb65948r"/><text:page-number text:select-page="current">0</text:page-number><text:s text:c="2"/></text:p>
      </style:footer>
    </style:master-page>
    <style:master-page style:name="First_20_Page" style:display-name="First Page" style:page-layout-name="Mpm1" draw:style-name="Mdp1" style:next-style-name="Standard">
      <style:footer>
        <text:p text:style-name="MP2"><text:bookmark text:name="_y0ojsicse0ov"/></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2-19T21:49:52.132021847</dc:date>
    <meta:editing-duration>PT21S</meta:editing-duration>
    <meta:editing-cycles>1</meta:editing-cycles>
    <meta:document-statistic meta:table-count="0" meta:image-count="0" meta:object-count="0" meta:page-count="1" meta:paragraph-count="6" meta:word-count="153" meta:character-count="1202" meta:non-whitespace-character-count="1035"/>
  </office:meta>
</office:document-meta>
</file>